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Pictures/100000000000020000000200B7DA4DD4BAECD386.jpg" manifest:media-type="image/jpeg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9783in"/>
    </style:style>
    <style:style style:name="co5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0.9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8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 style:vertical-align="middle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 fo:border="0.74pt solid #000000" style:vertical-align="automatic"/>
      <style:paragraph-properties fo:text-align="center" fo:margin-left="0in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un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GRR</text:p>
          </table:table-cell>
          <table:table-cell table:style-name="ce1" office:value-type="string" calcext:value-type="string">
            <text:p>Dinf</text:p>
          </table:table-cell>
        </table:table-row>
        <table:table-row table:style-name="ro1">
          <table:table-cell/>
          <table:table-cell office:value-type="string" calcext:value-type="string">
            <text:p>Paulo Mateus Luza Alves</text:p>
          </table:table-cell>
          <table:table-cell office:value-type="string" calcext:value-type="string">
            <text:p>GRR20203945</text:p>
          </table:table-cell>
          <table:table-cell office:value-type="string" calcext:value-type="string">
            <text:p>pmla20</text:p>
          </table:table-cell>
        </table:table-row>
        <table:table-row table:style-name="ro1">
          <table:table-cell/>
          <table:table-cell office:value-type="string" calcext:value-type="string">
            <text:p>Luis Felipe Risch</text:p>
          </table:table-cell>
          <table:table-cell office:value-type="string" calcext:value-type="string">
            <text:p>GRR20203940</text:p>
          </table:table-cell>
          <table:table-cell office:value-type="string" calcext:value-type="string">
            <text:p>lfs20</text:p>
          </table:table-cell>
        </table:table-row>
      </table:table>
      <table:table table:name="compara" table:style-name="ta1">
        <table:shapes>
          <draw:frame draw:z-index="0" draw:style-name="gr1" draw:text-style-name="P1" svg:width="6.3693in" svg:height="3.6906in" svg:x="6.4874in" svg:y="0.3488in">
            <draw:object draw:notify-on-update-of-ranges="compara.A1:compara.A1 compara.E5:compara.F5 compara.A1:compara.A1 compara.C5:compara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1" table:number-columns-repeated="16378" table:default-cell-style-name="Default"/>
        <table:table-row table:style-name="ro1" table:number-rows-repeated="2">
          <table:table-cell table:number-columns-repeated="16384"/>
        </table:table-row>
        <table:table-row table:style-name="ro2">
          <table:table-cell/>
          <table:table-cell table:style-name="ce5" office:value-type="string" calcext:value-type="string" table:number-columns-spanned="5" table:number-rows-spanned="1">
            <text:p>Valores Médios</text:p>
          </table:table-cell>
          <table:covered-table-cell table:number-columns-repeated="4" table:style-name="ce8"/>
          <table:table-cell table:number-columns-repeated="7"/>
          <table:table-cell>
            <draw:frame draw:z-index="2" draw:style-name="gr1" draw:text-style-name="P1" svg:width="6.3693in" svg:height="3.6906in" svg:x="0.6665in" svg:y="0.0055in">
              <draw:object draw:notify-on-update-of-ranges="compara.A1:compara.A1 compara.E7:compara.F7 compara.A1:compara.A1 compara.C7:compara.D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6370"/>
        </table:table-row>
        <table:table-row table:style-name="ro3">
          <table:table-cell table:style-name="ce4"/>
          <table:table-cell table:style-name="ce6"/>
          <table:table-cell table:style-name="ce9" office:value-type="string" calcext:value-type="string">
            <text:p>my_bcast_16k</text:p>
          </table:table-cell>
          <table:table-cell table:style-name="ce9" office:value-type="string" calcext:value-type="string">
            <text:p>my_bcast_4k</text:p>
          </table:table-cell>
          <table:table-cell table:style-name="ce9" office:value-type="string" calcext:value-type="string">
            <text:p>mpi_bcast_16k</text:p>
          </table:table-cell>
          <table:table-cell table:style-name="ce9" office:value-type="string" calcext:value-type="string">
            <text:p>mpi_bcast_4k</text:p>
          </table:table-cell>
          <table:table-cell table:style-name="ce4" table:number-columns-repeated="2"/>
          <table:table-cell table:style-name="ce4" office:value-type="string" calcext:value-type="string">
            <text:p>16KB</text:p>
          </table:table-cell>
          <table:table-cell table:style-name="ce4" office:value-type="string" calcext:value-type="string">
            <text:p>4KB</text:p>
          </table:table-cell>
          <table:table-cell table:style-name="ce4" table:number-columns-repeated="16374"/>
        </table:table-row>
        <table:table-row table:style-name="ro3">
          <table:table-cell/>
          <table:table-cell table:style-name="ce7" office:value-type="string" calcext:value-type="string">
            <text:p>tempo (s)</text:p>
          </table:table-cell>
          <table:table-cell table:style-name="ce6" table:formula="of:=ROUND(SUM([$'dados-my_broadcast'.B2:.B11])/10;3)" office:value-type="float" office:value="2.257" calcext:value-type="float">
            <text:p>2.257</text:p>
          </table:table-cell>
          <table:table-cell table:style-name="ce10" table:formula="of:=ROUND(SUM([$'dados-my_broadcast'.B13:.B22])/10;3)" office:value-type="float" office:value="0.575" calcext:value-type="float">
            <text:p>0.575</text:p>
          </table:table-cell>
          <table:table-cell table:style-name="ce6" table:formula="of:=ROUND(SUM([$'dados-mpi_broadcast'.B2:.B11])/10;3)" office:value-type="float" office:value="3.359" calcext:value-type="float">
            <text:p>3.359</text:p>
          </table:table-cell>
          <table:table-cell table:style-name="ce6" table:formula="of:=ROUND(SUM([$'dados-mpi_broadcast'.B13:.B22])/10;3)" office:value-type="float" office:value="1.591" calcext:value-type="float">
            <text:p>1.591</text:p>
          </table:table-cell>
          <table:table-cell table:number-columns-repeated="16378"/>
        </table:table-row>
        <table:table-row table:style-name="ro3">
          <table:table-cell/>
          <table:table-cell table:style-name="ce7" office:value-type="string" calcext:value-type="string">
            <text:p>vazão (MB/S)</text:p>
          </table:table-cell>
          <table:table-cell table:style-name="ce6" table:formula="of:=ROUND(SUM([$'dados-my_broadcast'.C2:.C11])/10;3)" office:value-type="float" office:value="406.55" calcext:value-type="float">
            <text:p>406.55</text:p>
          </table:table-cell>
          <table:table-cell table:style-name="ce6" table:formula="of:=ROUND(SUM([$'dados-my_broadcast'.C13:.C22])/10;3)" office:value-type="float" office:value="398.919" calcext:value-type="float">
            <text:p>398.919</text:p>
          </table:table-cell>
          <table:table-cell table:style-name="ce6" table:formula="of:=ROUND(SUM([$'dados-mpi_broadcast'.C2:.C11])/10;3)" office:value-type="float" office:value="273.137" calcext:value-type="float">
            <text:p>273.137</text:p>
          </table:table-cell>
          <table:table-cell table:style-name="ce6" table:formula="of:=ROUND(SUM([$'dados-mpi_broadcast'.C13:.C22])/10;3)" office:value-type="float" office:value="144.142" calcext:value-type="float">
            <text:p>144.142</text:p>
          </table:table-cell>
          <table:table-cell table:number-columns-repeated="16378"/>
        </table:table-row>
        <table:table-row table:style-name="ro3">
          <table:table-cell/>
          <table:table-cell table:style-name="ce7" office:value-type="string" calcext:value-type="string">
            <text:p>latência (us)</text:p>
          </table:table-cell>
          <table:table-cell table:style-name="ce6" table:formula="of:=ROUND(SUM([$'dados-my_broadcast'.D2:.D11])/10;3)" office:value-type="float" office:value="282.105" calcext:value-type="float">
            <text:p>282.105</text:p>
          </table:table-cell>
          <table:table-cell table:style-name="ce6" table:formula="of:=ROUND(SUM([$'dados-my_broadcast'.D13:.D22])/10;3)" office:value-type="float" office:value="71.885" calcext:value-type="float">
            <text:p>71.885</text:p>
          </table:table-cell>
          <table:table-cell table:style-name="ce6" table:formula="of:=ROUND(SUM([$'dados-mpi_broadcast'.D2:.D11])/10;3)" office:value-type="float" office:value="419.904" calcext:value-type="float">
            <text:p>419.904</text:p>
          </table:table-cell>
          <table:table-cell table:style-name="ce6" table:formula="of:=ROUND(SUM([$'dados-mpi_broadcast'.D13:.D22])/10;3)" office:value-type="float" office:value="198.919" calcext:value-type="float">
            <text:p>198.919</text:p>
          </table:table-cell>
          <table:table-cell table:number-columns-repeated="16378"/>
        </table:table-row>
        <table:table-row table:style-name="ro1" table:number-rows-repeated="15">
          <table:table-cell table:number-columns-repeated="16384"/>
        </table:table-row>
        <table:table-row table:style-name="ro1">
          <table:table-cell table:number-columns-repeated="6"/>
          <table:table-cell>
            <draw:frame draw:z-index="1" draw:style-name="gr1" draw:text-style-name="P1" svg:width="6.3693in" svg:height="3.8169in" svg:x="0.1661in" svg:y="0.1551in">
              <draw:object draw:notify-on-update-of-ranges="compara.A1:compara.A1 compara.E6:compara.F6 compara.A1:compara.A1 compara.C6:compara.D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draw:z-index="3" draw:style-name="gr2" draw:text-style-name="P1" svg:width="6.422in" svg:height="3.8169in" svg:x="0.6555in" svg:y="0.1386in">
              <draw:object draw:notify-on-update-of-ranges="compara.A1:compara.A1 compara.E5:compara.F5 compara.A1:compara.A1 compara.E6:compara.F6 compara.A1:compara.A1 compara.C5:compara.D5 compara.A1:compara.A1 compara.C6:compara.D6" xlink:href="./Object 4" xlink:type="simple" xlink:show="embed" xlink:actuate="onLoad">
                <loext:p text:style-name="P2">
                  <text:s/>
                </loext:p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6370"/>
        </table:table-row>
      </table:table>
      <table:table table:name="dados-my_broadcast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16kb</text:p>
          </table:table-cell>
          <table:table-cell office:value-type="string" calcext:value-type="string">
            <text:p>tempo(s)</text:p>
          </table:table-cell>
          <table:table-cell office:value-type="string" calcext:value-type="string">
            <text:p>vazao (MB/s)</text:p>
          </table:table-cell>
          <table:table-cell office:value-type="string" calcext:value-type="string">
            <text:p>latencia (us)</text:p>
          </table:table-cell>
          <table:table-cell office:value-type="string" calcext:value-type="string">
            <text:p>slurm_id</text:p>
          </table:table-cell>
        </table:table-row>
        <table:table-row table:style-name="ro1">
          <table:table-cell/>
          <table:table-cell office:value-type="float" office:value="2.252799" calcext:value-type="float">
            <text:p>2.252799</text:p>
          </table:table-cell>
          <table:table-cell office:value-type="float" office:value="407.272849" calcext:value-type="float">
            <text:p>407.272849</text:p>
          </table:table-cell>
          <table:table-cell office:value-type="float" office:value="281.599916" calcext:value-type="float">
            <text:p>281.59991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/>
          <table:table-cell office:value-type="float" office:value="2.283321" calcext:value-type="float">
            <text:p>2.283321</text:p>
          </table:table-cell>
          <table:table-cell office:value-type="float" office:value="401.828786" calcext:value-type="float">
            <text:p>401.828786</text:p>
          </table:table-cell>
          <table:table-cell office:value-type="float" office:value="285.415092" calcext:value-type="float">
            <text:p>285.415092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/>
          <table:table-cell office:value-type="float" office:value="2.252326" calcext:value-type="float">
            <text:p>2.252326</text:p>
          </table:table-cell>
          <table:table-cell office:value-type="float" office:value="407.358385" calcext:value-type="float">
            <text:p>407.358385</text:p>
          </table:table-cell>
          <table:table-cell office:value-type="float" office:value="281.540786" calcext:value-type="float">
            <text:p>281.54078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float" office:value="2.250998" calcext:value-type="float">
            <text:p>2.250998</text:p>
          </table:table-cell>
          <table:table-cell office:value-type="float" office:value="407.598779" calcext:value-type="float">
            <text:p>407.598779</text:p>
          </table:table-cell>
          <table:table-cell office:value-type="float" office:value="281.374739" calcext:value-type="float">
            <text:p>281.374739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.253238" calcext:value-type="float">
            <text:p>2.253238</text:p>
          </table:table-cell>
          <table:table-cell office:value-type="float" office:value="407.193496" calcext:value-type="float">
            <text:p>407.193496</text:p>
          </table:table-cell>
          <table:table-cell office:value-type="float" office:value="281.654794" calcext:value-type="float">
            <text:p>281.654794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/>
          <table:table-cell office:value-type="float" office:value="2.253311" calcext:value-type="float">
            <text:p>2.253311</text:p>
          </table:table-cell>
          <table:table-cell office:value-type="float" office:value="407.180395" calcext:value-type="float">
            <text:p>407.180395</text:p>
          </table:table-cell>
          <table:table-cell office:value-type="float" office:value="281.663855" calcext:value-type="float">
            <text:p>281.663855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float" office:value="2.256467" calcext:value-type="float">
            <text:p>2.256467</text:p>
          </table:table-cell>
          <table:table-cell office:value-type="float" office:value="406.610896" calcext:value-type="float">
            <text:p>406.610896</text:p>
          </table:table-cell>
          <table:table-cell office:value-type="float" office:value="282.058354" calcext:value-type="float">
            <text:p>282.058354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/>
          <table:table-cell office:value-type="float" office:value="2.253266" calcext:value-type="float">
            <text:p>2.253266</text:p>
          </table:table-cell>
          <table:table-cell office:value-type="float" office:value="407.188561" calcext:value-type="float">
            <text:p>407.188561</text:p>
          </table:table-cell>
          <table:table-cell office:value-type="float" office:value="281.658207" calcext:value-type="float">
            <text:p>281.658207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/>
          <table:table-cell office:value-type="float" office:value="2.261966" calcext:value-type="float">
            <text:p>2.261966</text:p>
          </table:table-cell>
          <table:table-cell office:value-type="float" office:value="405.622291" calcext:value-type="float">
            <text:p>405.622291</text:p>
          </table:table-cell>
          <table:table-cell office:value-type="float" office:value="282.745802" calcext:value-type="float">
            <text:p>282.74580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/>
          <table:table-cell office:value-type="float" office:value="2.250714" calcext:value-type="float">
            <text:p>2.250714</text:p>
          </table:table-cell>
          <table:table-cell office:value-type="float" office:value="407.650143" calcext:value-type="float">
            <text:p>407.650143</text:p>
          </table:table-cell>
          <table:table-cell office:value-type="float" office:value="281.339286" calcext:value-type="float">
            <text:p>281.33928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4kb</text:p>
          </table:table-cell>
          <table:table-cell office:value-type="string" calcext:value-type="string">
            <text:p>tempo(s)</text:p>
          </table:table-cell>
          <table:table-cell office:value-type="string" calcext:value-type="string">
            <text:p>vazao(MB/s)</text:p>
          </table:table-cell>
          <table:table-cell office:value-type="string" calcext:value-type="string">
            <text:p>latencia (us)</text:p>
          </table:table-cell>
          <table:table-cell office:value-type="string" calcext:value-type="string">
            <text:p>slurm_id</text:p>
          </table:table-cell>
        </table:table-row>
        <table:table-row table:style-name="ro1">
          <table:table-cell/>
          <table:table-cell office:value-type="float" office:value="0.572103" calcext:value-type="float">
            <text:p>0.572103</text:p>
          </table:table-cell>
          <table:table-cell office:value-type="float" office:value="400.934462" calcext:value-type="float">
            <text:p>400.934462</text:p>
          </table:table-cell>
          <table:table-cell office:value-type="float" office:value="71.512935" calcext:value-type="float">
            <text:p>71.51293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/>
          <table:table-cell office:value-type="float" office:value="0.573921" calcext:value-type="float">
            <text:p>0.573921</text:p>
          </table:table-cell>
          <table:table-cell office:value-type="float" office:value="399.664986" calcext:value-type="float">
            <text:p>399.664986</text:p>
          </table:table-cell>
          <table:table-cell office:value-type="float" office:value="71.740085" calcext:value-type="float">
            <text:p>71.74008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float" office:value="0.572692" calcext:value-type="float">
            <text:p>0.572692</text:p>
          </table:table-cell>
          <table:table-cell office:value-type="float" office:value="400.522131" calcext:value-type="float">
            <text:p>400.522131</text:p>
          </table:table-cell>
          <table:table-cell office:value-type="float" office:value="71.586556" calcext:value-type="float">
            <text:p>71.58655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/>
          <table:table-cell office:value-type="float" office:value="0.572882" calcext:value-type="float">
            <text:p>0.572882</text:p>
          </table:table-cell>
          <table:table-cell office:value-type="float" office:value="400.389562" calcext:value-type="float">
            <text:p>400.389562</text:p>
          </table:table-cell>
          <table:table-cell office:value-type="float" office:value="71.610259" calcext:value-type="float">
            <text:p>71.610259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float" office:value="0.572775" calcext:value-type="float">
            <text:p>0.572775</text:p>
          </table:table-cell>
          <table:table-cell office:value-type="float" office:value="400.464307" calcext:value-type="float">
            <text:p>400.464307</text:p>
          </table:table-cell>
          <table:table-cell office:value-type="float" office:value="71.596893" calcext:value-type="float">
            <text:p>71.596893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/>
          <table:table-cell office:value-type="float" office:value="0.57231" calcext:value-type="float">
            <text:p>0.57231</text:p>
          </table:table-cell>
          <table:table-cell office:value-type="float" office:value="400.789587" calcext:value-type="float">
            <text:p>400.789587</text:p>
          </table:table-cell>
          <table:table-cell office:value-type="float" office:value="71.538785" calcext:value-type="float">
            <text:p>71.538785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float" office:value="0.572095" calcext:value-type="float">
            <text:p>0.572095</text:p>
          </table:table-cell>
          <table:table-cell office:value-type="float" office:value="400.940335" calcext:value-type="float">
            <text:p>400.940335</text:p>
          </table:table-cell>
          <table:table-cell office:value-type="float" office:value="71.511887" calcext:value-type="float">
            <text:p>71.511887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/>
          <table:table-cell office:value-type="float" office:value="0.572574" calcext:value-type="float">
            <text:p>0.572574</text:p>
          </table:table-cell>
          <table:table-cell office:value-type="float" office:value="400.605282" calcext:value-type="float">
            <text:p>400.605282</text:p>
          </table:table-cell>
          <table:table-cell office:value-type="float" office:value="71.571697" calcext:value-type="float">
            <text:p>71.571697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float" office:value="0.596753" calcext:value-type="float">
            <text:p>0.596753</text:p>
          </table:table-cell>
          <table:table-cell office:value-type="float" office:value="384.373222" calcext:value-type="float">
            <text:p>384.373222</text:p>
          </table:table-cell>
          <table:table-cell office:value-type="float" office:value="74.594166" calcext:value-type="float">
            <text:p>74.5941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/>
          <table:table-cell office:value-type="float" office:value="0.572717" calcext:value-type="float">
            <text:p>0.572717</text:p>
          </table:table-cell>
          <table:table-cell office:value-type="float" office:value="400.504938" calcext:value-type="float">
            <text:p>400.504938</text:p>
          </table:table-cell>
          <table:table-cell office:value-type="float" office:value="71.589629" calcext:value-type="float">
            <text:p>71.589629</text:p>
          </table:table-cell>
          <table:table-cell office:value-type="float" office:value="284" calcext:value-type="float">
            <text:p>284</text:p>
          </table:table-cell>
        </table:table-row>
      </table:table>
      <table:table table:name="dados-mpi_broadcast" table:style-name="ta1">
        <table:table-column table:style-name="co1" table:number-columns-repeated="1024" table:default-cell-style-name="ce2"/>
        <table:table-row table:style-name="ro1">
          <table:table-cell table:style-name="Default" office:value-type="string" calcext:value-type="string">
            <text:p>16kb</text:p>
          </table:table-cell>
          <table:table-cell table:style-name="Default" office:value-type="string" calcext:value-type="string">
            <text:p>tempo(s)</text:p>
          </table:table-cell>
          <table:table-cell table:style-name="Default" office:value-type="string" calcext:value-type="string">
            <text:p>vazao (MB/s)</text:p>
          </table:table-cell>
          <table:table-cell table:style-name="Default" office:value-type="string" calcext:value-type="string">
            <text:p>latencia (us)</text:p>
          </table:table-cell>
          <table:table-cell table:style-name="Default" office:value-type="string" calcext:value-type="string">
            <text:p>slurm_id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float" office:value="3.397809" calcext:value-type="float">
            <text:p>3.397809</text:p>
          </table:table-cell>
          <table:table-cell table:style-name="Default" office:value-type="float" office:value="270.028091" calcext:value-type="float">
            <text:p>270.028091</text:p>
          </table:table-cell>
          <table:table-cell table:style-name="Default" office:value-type="float" office:value="424.726182" calcext:value-type="float">
            <text:p>424.726182</text:p>
          </table:table-cell>
          <table:table-cell table:style-name="Default" office:value-type="float" office:value="204" calcext:value-type="float">
            <text:p>204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float" office:value="3.342317" calcext:value-type="float">
            <text:p>3.342317</text:p>
          </table:table-cell>
          <table:table-cell table:style-name="Default" office:value-type="float" office:value="274.511388" calcext:value-type="float">
            <text:p>274.511388</text:p>
          </table:table-cell>
          <table:table-cell table:style-name="Default" office:value-type="float" office:value="417.789589" calcext:value-type="float">
            <text:p>417.789589</text:p>
          </table:table-cell>
          <table:table-cell table:style-name="Default" office:value-type="float" office:value="205" calcext:value-type="float">
            <text:p>205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float" office:value="3.342087" calcext:value-type="float">
            <text:p>3.342087</text:p>
          </table:table-cell>
          <table:table-cell table:style-name="Default" office:value-type="float" office:value="274.530233" calcext:value-type="float">
            <text:p>274.530233</text:p>
          </table:table-cell>
          <table:table-cell table:style-name="Default" office:value-type="float" office:value="417.760911" calcext:value-type="float">
            <text:p>417.760911</text:p>
          </table:table-cell>
          <table:table-cell table:style-name="Default" office:value-type="float" office:value="206" calcext:value-type="float">
            <text:p>206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float" office:value="3.348953" calcext:value-type="float">
            <text:p>3.348953</text:p>
          </table:table-cell>
          <table:table-cell table:style-name="Default" office:value-type="float" office:value="273.967379" calcext:value-type="float">
            <text:p>273.967379</text:p>
          </table:table-cell>
          <table:table-cell table:style-name="Default" office:value-type="float" office:value="418.619182" calcext:value-type="float">
            <text:p>418.619182</text:p>
          </table:table-cell>
          <table:table-cell table:style-name="Default" office:value-type="float" office:value="207" calcext:value-type="float">
            <text:p>207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float" office:value="3.35038" calcext:value-type="float">
            <text:p>3.35038</text:p>
          </table:table-cell>
          <table:table-cell table:style-name="Default" office:value-type="float" office:value="273.850713" calcext:value-type="float">
            <text:p>273.850713</text:p>
          </table:table-cell>
          <table:table-cell table:style-name="Default" office:value-type="float" office:value="418.797521" calcext:value-type="float">
            <text:p>418.797521</text:p>
          </table:table-cell>
          <table:table-cell table:style-name="Default" office:value-type="float" office:value="208" calcext:value-type="float">
            <text:p>208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float" office:value="3.368036" calcext:value-type="float">
            <text:p>3.368036</text:p>
          </table:table-cell>
          <table:table-cell table:style-name="Default" office:value-type="float" office:value="272.41512" calcext:value-type="float">
            <text:p>272.41512</text:p>
          </table:table-cell>
          <table:table-cell table:style-name="Default" office:value-type="float" office:value="421.004532" calcext:value-type="float">
            <text:p>421.004532</text:p>
          </table:table-cell>
          <table:table-cell table:style-name="Default" office:value-type="float" office:value="209" calcext:value-type="float">
            <text:p>209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float" office:value="3.344701" calcext:value-type="float">
            <text:p>3.344701</text:p>
          </table:table-cell>
          <table:table-cell table:style-name="Default" office:value-type="float" office:value="274.315716" calcext:value-type="float">
            <text:p>274.315716</text:p>
          </table:table-cell>
          <table:table-cell table:style-name="Default" office:value-type="float" office:value="418.087602" calcext:value-type="float">
            <text:p>418.087602</text:p>
          </table:table-cell>
          <table:table-cell table:style-name="Default" office:value-type="float" office:value="210" calcext:value-type="float">
            <text:p>210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float" office:value="3.353073" calcext:value-type="float">
            <text:p>3.353073</text:p>
          </table:table-cell>
          <table:table-cell table:style-name="Default" office:value-type="float" office:value="273.630794" calcext:value-type="float">
            <text:p>273.630794</text:p>
          </table:table-cell>
          <table:table-cell table:style-name="Default" office:value-type="float" office:value="419.134113" calcext:value-type="float">
            <text:p>419.134113</text:p>
          </table:table-cell>
          <table:table-cell table:style-name="Default" office:value-type="float" office:value="211" calcext:value-type="float">
            <text:p>211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float" office:value="3.358039" calcext:value-type="float">
            <text:p>3.358039</text:p>
          </table:table-cell>
          <table:table-cell table:style-name="Default" office:value-type="float" office:value="273.226099" calcext:value-type="float">
            <text:p>273.226099</text:p>
          </table:table-cell>
          <table:table-cell table:style-name="Default" office:value-type="float" office:value="419.754923" calcext:value-type="float">
            <text:p>419.754923</text:p>
          </table:table-cell>
          <table:table-cell table:style-name="Default" office:value-type="float" office:value="212" calcext:value-type="float">
            <text:p>212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float" office:value="3.386894" calcext:value-type="float">
            <text:p>3.386894</text:p>
          </table:table-cell>
          <table:table-cell table:style-name="Default" office:value-type="float" office:value="270.898326" calcext:value-type="float">
            <text:p>270.898326</text:p>
          </table:table-cell>
          <table:table-cell table:style-name="Default" office:value-type="float" office:value="423.361789" calcext:value-type="float">
            <text:p>423.361789</text:p>
          </table:table-cell>
          <table:table-cell table:style-name="Default" office:value-type="float" office:value="213" calcext:value-type="float">
            <text:p>21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4kb</text:p>
          </table:table-cell>
          <table:table-cell table:style-name="Default" office:value-type="string" calcext:value-type="string">
            <text:p>tempo(s)</text:p>
          </table:table-cell>
          <table:table-cell table:style-name="Default" office:value-type="string" calcext:value-type="string">
            <text:p>vazao(MB/s)</text:p>
          </table:table-cell>
          <table:table-cell table:style-name="Default" office:value-type="string" calcext:value-type="string">
            <text:p>latencia (us)</text:p>
          </table:table-cell>
          <table:table-cell table:style-name="Default" office:value-type="string" calcext:value-type="string">
            <text:p>slurm_id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float" office:value="1.593639" calcext:value-type="float">
            <text:p>1.593639</text:p>
          </table:table-cell>
          <table:table-cell table:style-name="Default" office:value-type="float" office:value="143.932198" calcext:value-type="float">
            <text:p>143.932198</text:p>
          </table:table-cell>
          <table:table-cell table:style-name="Default" office:value-type="float" office:value="199.204906" calcext:value-type="float">
            <text:p>199.204906</text:p>
          </table:table-cell>
          <table:table-cell table:style-name="Default" office:value-type="float" office:value="214" calcext:value-type="float">
            <text:p>214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float" office:value="1.597038" calcext:value-type="float">
            <text:p>1.597038</text:p>
          </table:table-cell>
          <table:table-cell table:style-name="Default" office:value-type="float" office:value="143.625887" calcext:value-type="float">
            <text:p>143.625887</text:p>
          </table:table-cell>
          <table:table-cell table:style-name="Default" office:value-type="float" office:value="199.62975" calcext:value-type="float">
            <text:p>199.62975</text:p>
          </table:table-cell>
          <table:table-cell table:style-name="Default" office:value-type="float" office:value="215" calcext:value-type="float">
            <text:p>215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float" office:value="1.59714" calcext:value-type="float">
            <text:p>1.59714</text:p>
          </table:table-cell>
          <table:table-cell table:style-name="Default" office:value-type="float" office:value="143.616736" calcext:value-type="float">
            <text:p>143.616736</text:p>
          </table:table-cell>
          <table:table-cell table:style-name="Default" office:value-type="float" office:value="199.64247" calcext:value-type="float">
            <text:p>199.64247</text:p>
          </table:table-cell>
          <table:table-cell table:style-name="Default"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float" office:value="1.577085" calcext:value-type="float">
            <text:p>1.577085</text:p>
          </table:table-cell>
          <table:table-cell table:style-name="Default" office:value-type="float" office:value="145.443012" calcext:value-type="float">
            <text:p>145.443012</text:p>
          </table:table-cell>
          <table:table-cell table:style-name="Default" office:value-type="float" office:value="197.135631" calcext:value-type="float">
            <text:p>197.135631</text:p>
          </table:table-cell>
          <table:table-cell table:style-name="Default" office:value-type="float" office:value="217" calcext:value-type="float">
            <text:p>217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float" office:value="1.588651" calcext:value-type="float">
            <text:p>1.588651</text:p>
          </table:table-cell>
          <table:table-cell table:style-name="Default" office:value-type="float" office:value="144.38415" calcext:value-type="float">
            <text:p>144.38415</text:p>
          </table:table-cell>
          <table:table-cell table:style-name="Default" office:value-type="float" office:value="198.581354" calcext:value-type="float">
            <text:p>198.581354</text:p>
          </table:table-cell>
          <table:table-cell table:style-name="Default" office:value-type="float" office:value="218" calcext:value-type="float">
            <text:p>218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float" office:value="1.601398" calcext:value-type="float">
            <text:p>1.601398</text:p>
          </table:table-cell>
          <table:table-cell table:style-name="Default" office:value-type="float" office:value="143.23485" calcext:value-type="float">
            <text:p>143.23485</text:p>
          </table:table-cell>
          <table:table-cell table:style-name="Default" office:value-type="float" office:value="200.174748" calcext:value-type="float">
            <text:p>200.174748</text:p>
          </table:table-cell>
          <table:table-cell table:style-name="Default" office:value-type="float" office:value="219" calcext:value-type="float">
            <text:p>219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float" office:value="1.592774" calcext:value-type="float">
            <text:p>1.592774</text:p>
          </table:table-cell>
          <table:table-cell table:style-name="Default" office:value-type="float" office:value="144.010401" calcext:value-type="float">
            <text:p>144.010401</text:p>
          </table:table-cell>
          <table:table-cell table:style-name="Default" office:value-type="float" office:value="199.09673" calcext:value-type="float">
            <text:p>199.09673</text:p>
          </table:table-cell>
          <table:table-cell table:style-name="Default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float" office:value="1.58511" calcext:value-type="float">
            <text:p>1.58511</text:p>
          </table:table-cell>
          <table:table-cell table:style-name="Default" office:value-type="float" office:value="144.706719" calcext:value-type="float">
            <text:p>144.706719</text:p>
          </table:table-cell>
          <table:table-cell table:style-name="Default" office:value-type="float" office:value="198.138691" calcext:value-type="float">
            <text:p>198.138691</text:p>
          </table:table-cell>
          <table:table-cell table:style-name="Default" office:value-type="float" office:value="331" calcext:value-type="float">
            <text:p>331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float" office:value="1.58732" calcext:value-type="float">
            <text:p>1.58732</text:p>
          </table:table-cell>
          <table:table-cell table:style-name="Default" office:value-type="float" office:value="144.505241" calcext:value-type="float">
            <text:p>144.505241</text:p>
          </table:table-cell>
          <table:table-cell table:style-name="Default" office:value-type="float" office:value="198.414949" calcext:value-type="float">
            <text:p>198.414949</text:p>
          </table:table-cell>
          <table:table-cell table:style-name="Default" office:value-type="float" office:value="222" calcext:value-type="float">
            <text:p>222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float" office:value="1.593348" calcext:value-type="float">
            <text:p>1.593348</text:p>
          </table:table-cell>
          <table:table-cell table:style-name="ce3" office:value-type="float" office:value="143.958463" calcext:value-type="float">
            <text:p>143.958463</text:p>
          </table:table-cell>
          <table:table-cell table:style-name="ce3" office:value-type="float" office:value="199.168562" calcext:value-type="float">
            <text:p>199.168562</text:p>
          </table:table-cell>
          <table:table-cell table:style-name="Default" office:value-type="float" office:value="223" calcext:value-type="float">
            <text:p>223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BR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6">00/00/0000</text:date>, <text:time style:data-style-name="N2" text:time-value="16:42:25.32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4T17:58:15.021995660</meta:creation-date>
    <dc:date>2023-06-16T16:43:35.012000000</dc:date>
    <meta:editing-duration>PT1H52M2S</meta:editing-duration>
    <meta:editing-cycles>12</meta:editing-cycles>
    <meta:generator>LibreOffice/7.5.3.2$Windows_x86 LibreOffice_project/9f56dff12ba03b9acd7730a5a481eea045e468f3</meta:generator>
    <meta:document-statistic meta:table-count="4" meta:cell-count="211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overlap="-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179cm" svg:height="9.375cm" xlink:href=".." xlink:type="simple" chart:class="chart:bar" chart:style-name="ch1">
        <chart:title svg:x="4.791cm" svg:y="0.163cm" chart:style-name="ch2">
          <text:p>Tempo MPI_Bcast vs MY_Bcast</text:p>
        </chart:title>
        <chart:legend chart:legend-position="end" svg:x="11.542cm" svg:y="1.891cm" style:legend-expansion="custom" svg:width="2.156cm" svg:height="1.092cm" style:legend-expansion-aspect-ratio="1.97435897435897" chart:style-name="ch3"/>
        <chart:plot-area chart:style-name="ch4" table:cell-range-address="compara.I4:compara.J4 compara.A1:compara.A1 compara.C5:compara.F5" chart:data-source-has-labels="both" svg:x="1.23cm" svg:y="0.9cm" svg:width="13.181cm" svg:height="7.899cm">
          <chart:coordinate-region svg:x="1.957cm" svg:y="1.1cm" svg:width="12.454cm" svg:height="7.052cm"/>
          <chart:axis chart:dimension="x" chart:name="primary-x" chart:style-name="ch5" chartooo:axis-type="text">
            <chart:title svg:x="6.168cm" svg:y="8.547cm" chart:style-name="ch6">
              <text:p>Tamanho da mensagem (KB)</text:p>
            </chart:title>
            <chart:categories table:cell-range-address="compara.I4:compara.I4 compara.J4:compara.J4"/>
          </chart:axis>
          <chart:axis chart:dimension="y" chart:name="primary-y" chart:style-name="ch7">
            <chart:title svg:x="0.485cm" svg:y="5.578cm" chart:style-name="ch8">
              <text:p>Tempo (S)</text:p>
            </chart:title>
            <chart:grid chart:style-name="ch9" chart:class="major"/>
          </chart:axis>
          <chart:series chart:style-name="ch10" chart:values-cell-range-address="compara.E5:compara.F5" chart:label-cell-address="compara.A1:compara.A1" chart:class="chart:bar">
            <chart:data-point chart:repeated="2"/>
          </chart:series>
          <chart:series chart:style-name="ch11" chart:values-cell-range-address="compara.C5:compara.D5" chart:label-cell-address="compara.A1:compara.A1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KB</text:p>
                <draw:g>
                  <svg:desc>compara.I4:compara.I4 compara.J4:compara.J4</svg:desc>
                </draw:g>
              </table:table-cell>
              <table:table-cell office:value-type="string">
                <text:p>4KB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compara.A1:compara.A1</svg:desc>
                </draw:g>
              </table:table-cell>
              <table:table-cell office:value-type="float" office:value="3.359">
                <text:p>3.359</text:p>
                <draw:g>
                  <svg:desc>compara.E5:compara.F5</svg:desc>
                </draw:g>
              </table:table-cell>
              <table:table-cell office:value-type="float" office:value="1.591">
                <text:p>1.591</text:p>
              </table:table-cell>
            </table:table-row>
            <table:table-row>
              <table:table-cell office:value-type="string">
                <text:p/>
                <draw:g>
                  <svg:desc>compara.A1:compara.A1</svg:desc>
                </draw:g>
              </table:table-cell>
              <table:table-cell office:value-type="float" office:value="2.257">
                <text:p>2.257</text:p>
                <draw:g>
                  <svg:desc>compara.C5:compara.D5</svg:desc>
                </draw:g>
              </table:table-cell>
              <table:table-cell office:value-type="float" office:value="0.575">
                <text:p>0.5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 LibreOffice_project/9f56dff12ba03b9acd7730a5a481eea045e468f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overlap="-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179cm" svg:height="9.696cm" xlink:href=".." xlink:type="simple" chart:class="chart:bar" chart:style-name="ch1">
        <chart:title svg:x="4.793cm" svg:y="0.17cm" chart:style-name="ch2">
          <text:p>Vazão MPI_Bcast vs MY_Bcast</text:p>
        </chart:title>
        <chart:legend chart:legend-position="end" svg:x="8.027cm" svg:y="1.788cm" style:legend-expansion="custom" svg:width="2.156cm" svg:height="1.129cm" style:legend-expansion-aspect-ratio="1.9096545615589" chart:style-name="ch3"/>
        <chart:plot-area chart:style-name="ch4" table:cell-range-address="compara.I4:compara.J4 compara.A1:compara.A1 compara.C6:compara.F6" chart:data-source-has-labels="both" svg:x="1.15cm" svg:y="0.938cm" svg:width="13.261cm" svg:height="8.139cm">
          <chart:coordinate-region svg:x="1.957cm" svg:y="1.137cm" svg:width="12.454cm" svg:height="7.293cm"/>
          <chart:axis chart:dimension="x" chart:name="primary-x" chart:style-name="ch5" chartooo:axis-type="text">
            <chart:title svg:x="6.168cm" svg:y="8.839cm" chart:style-name="ch6">
              <text:p>Tamanho da mensagem (KB)</text:p>
            </chart:title>
            <chart:categories table:cell-range-address="compara.I4:compara.I4 compara.J4:compara.J4"/>
          </chart:axis>
          <chart:axis chart:dimension="y" chart:name="primary-y" chart:style-name="ch7">
            <chart:title svg:x="0.485cm" svg:y="5.768cm" chart:style-name="ch8">
              <text:p>Vazão (MB/s)</text:p>
            </chart:title>
            <chart:grid chart:style-name="ch9" chart:class="major"/>
          </chart:axis>
          <chart:series chart:style-name="ch10" chart:values-cell-range-address="compara.E6:compara.F6" chart:label-cell-address="compara.A1:compara.A1" chart:class="chart:bar">
            <chart:data-point chart:repeated="2"/>
          </chart:series>
          <chart:series chart:style-name="ch11" chart:values-cell-range-address="compara.C6:compara.D6" chart:label-cell-address="compara.A1:compara.A1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KB</text:p>
                <draw:g>
                  <svg:desc>compara.I4:compara.I4 compara.J4:compara.J4</svg:desc>
                </draw:g>
              </table:table-cell>
              <table:table-cell office:value-type="string">
                <text:p>4KB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compara.A1:compara.A1</svg:desc>
                </draw:g>
              </table:table-cell>
              <table:table-cell office:value-type="float" office:value="273.137">
                <text:p>273.137</text:p>
                <draw:g>
                  <svg:desc>compara.E6:compara.F6</svg:desc>
                </draw:g>
              </table:table-cell>
              <table:table-cell office:value-type="float" office:value="144.142">
                <text:p>144.142</text:p>
              </table:table-cell>
            </table:table-row>
            <table:table-row>
              <table:table-cell office:value-type="string">
                <text:p/>
                <draw:g>
                  <svg:desc>compara.A1:compara.A1</svg:desc>
                </draw:g>
              </table:table-cell>
              <table:table-cell office:value-type="float" office:value="406.55">
                <text:p>406.55</text:p>
                <draw:g>
                  <svg:desc>compara.C6:compara.D6</svg:desc>
                </draw:g>
              </table:table-cell>
              <table:table-cell office:value-type="float" office:value="398.919">
                <text:p>398.9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 LibreOffice_project/9f56dff12ba03b9acd7730a5a481eea045e468f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overlap="-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179cm" svg:height="9.375cm" xlink:href=".." xlink:type="simple" chart:class="chart:bar" chart:style-name="ch1">
        <chart:title svg:x="4.793cm" svg:y="0.167cm" chart:style-name="ch2">
          <text:p>Latência MPI_Bcast vs MY_Bcast</text:p>
        </chart:title>
        <chart:legend chart:legend-position="end" svg:x="11.57cm" svg:y="1.703cm" style:legend-expansion="custom" svg:width="2.156cm" svg:height="1.092cm" style:legend-expansion-aspect-ratio="1.97435897435897" chart:style-name="ch3"/>
        <chart:plot-area chart:style-name="ch4" table:cell-range-address="compara.I4:compara.J4 compara.A1:compara.A1 compara.C7:compara.F7" chart:data-source-has-labels="both" svg:x="1.15cm" svg:y="0.901cm" svg:width="13.261cm" svg:height="7.898cm">
          <chart:coordinate-region svg:x="1.957cm" svg:y="1.1cm" svg:width="12.454cm" svg:height="7.052cm"/>
          <chart:axis chart:dimension="x" chart:name="primary-x" chart:style-name="ch5" chartooo:axis-type="text">
            <chart:title svg:x="6.168cm" svg:y="8.547cm" chart:style-name="ch6">
              <text:p>Tamanho da mensagem (KB)</text:p>
            </chart:title>
            <chart:categories table:cell-range-address="compara.I4:compara.I4 compara.J4:compara.J4"/>
          </chart:axis>
          <chart:axis chart:dimension="y" chart:name="primary-y" chart:style-name="ch7">
            <chart:title svg:x="0.485cm" svg:y="5.576cm" chart:style-name="ch8">
              <text:p>Latência (us)</text:p>
            </chart:title>
            <chart:grid chart:style-name="ch9" chart:class="major"/>
          </chart:axis>
          <chart:series chart:style-name="ch10" chart:values-cell-range-address="compara.E7:compara.F7" chart:label-cell-address="compara.A1:compara.A1" chart:class="chart:bar">
            <chart:data-point chart:repeated="2"/>
          </chart:series>
          <chart:series chart:style-name="ch11" chart:values-cell-range-address="compara.C7:compara.D7" chart:label-cell-address="compara.A1:compara.A1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KB</text:p>
                <draw:g>
                  <svg:desc>compara.I4:compara.I4 compara.J4:compara.J4</svg:desc>
                </draw:g>
              </table:table-cell>
              <table:table-cell office:value-type="string">
                <text:p>4KB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compara.A1:compara.A1</svg:desc>
                </draw:g>
              </table:table-cell>
              <table:table-cell office:value-type="float" office:value="419.904">
                <text:p>419.904</text:p>
                <draw:g>
                  <svg:desc>compara.E7:compara.F7</svg:desc>
                </draw:g>
              </table:table-cell>
              <table:table-cell office:value-type="float" office:value="198.919">
                <text:p>198.919</text:p>
              </table:table-cell>
            </table:table-row>
            <table:table-row>
              <table:table-cell office:value-type="string">
                <text:p/>
                <draw:g>
                  <svg:desc>compara.A1:compara.A1</svg:desc>
                </draw:g>
              </table:table-cell>
              <table:table-cell office:value-type="float" office:value="282.105">
                <text:p>282.105</text:p>
                <draw:g>
                  <svg:desc>compara.C7:compara.D7</svg:desc>
                </draw:g>
              </table:table-cell>
              <table:table-cell office:value-type="float" office:value="71.885">
                <text:p>71.8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 LibreOffice_project/9f56dff12ba03b9acd7730a5a481eea045e468f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group-bars-per-axis="fals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origin="0" chart:gap-width="50" chart:overlap="-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minimum="0" chart:maximum="5" chart:interval-major="1" chart:interval-minor-divisor="1" chart:gap-width="50" chart:overlap="-5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aw:fill-image-width="2.54cm" draw:fill-image-height="2.54cm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5" style:family="chart">
      <style:chart-properties chart:solid-type="cuboid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graphic-properties draw:stroke="dash" draw:stroke-dash="Long_20_Dot_20__28_Rounded_29_" svg:stroke-color="#b3b3b3" svg:stroke-linecap="round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313cm" svg:height="9.696cm" xlink:href=".." xlink:type="simple" chart:class="chart:bar" chart:style-name="ch1">
        <chart:title svg:x="0.195cm" svg:y="0.249cm" chart:style-name="ch2">
          <text:p>Tempo e vazão</text:p>
        </chart:title>
        <chart:legend chart:legend-position="end" svg:x="10.415cm" svg:y="5.614cm" style:legend-expansion="custom" svg:width="4.009cm" svg:height="2.295cm" style:legend-expansion-aspect-ratio="1.74684095860566" chart:style-name="ch3"/>
        <chart:plot-area chart:style-name="ch4" table:cell-range-address="compara.I4:compara.J4 compara.A1:compara.A1 compara.C5:compara.F6" chart:data-source-has-labels="both" svg:x="0.788cm" svg:y="1.027cm" svg:width="14.074cm" svg:height="7.66cm">
          <chart:coordinate-region svg:x="1.886cm" svg:y="1.675cm" svg:width="12.696cm" svg:height="6.365cm"/>
          <chart:axis chart:dimension="x" chart:name="primary-x" chart:style-name="ch5" chartooo:axis-type="text">
            <chart:title svg:x="0.313cm" svg:y="7.158cm" chart:style-name="ch6">
              <text:p>Tamanho da mensagem (KB)</text:p>
            </chart:title>
            <chart:categories table:cell-range-address="compara.I4:compara.I4 compara.J4:compara.J4"/>
          </chart:axis>
          <chart:axis chart:dimension="x" chart:name="secondary-x" chart:style-name="ch7"/>
          <chart:axis chart:dimension="y" chart:name="primary-y" chart:style-name="ch8">
            <chart:title svg:x="6.513cm" svg:y="8.915cm" chart:style-name="ch9">
              <text:p>Vazão (MB/s)</text:p>
            </chart:title>
            <chart:grid chart:style-name="ch10" chart:class="major"/>
          </chart:axis>
          <chart:axis chart:dimension="y" chart:name="secondary-y" chart:style-name="ch11">
            <chart:title svg:x="6.676cm" svg:y="0.343cm" chart:style-name="ch9">
              <text:p>Tempo (s)</text:p>
            </chart:title>
          </chart:axis>
          <chart:series chart:attached-axis="secondary-y" chart:style-name="ch12" chart:values-cell-range-address="compara.E5:compara.F5" chart:label-cell-address="compara.A1:compara.A1" chart:class="chart:bar">
            <chart:data-point chart:repeated="2"/>
          </chart:series>
          <chart:series chart:attached-axis="primary-y" chart:style-name="ch13" chart:values-cell-range-address="compara.E6:compara.F6" chart:label-cell-address="compara.A1:compara.A1" chart:class="chart:bar">
            <chart:data-point chart:repeated="2"/>
          </chart:series>
          <chart:series chart:attached-axis="secondary-y" chart:style-name="ch14" chart:values-cell-range-address="compara.C5:compara.D5" chart:label-cell-address="compara.A1:compara.A1" chart:class="chart:bar">
            <chart:data-point chart:style-name="ch15"/>
            <chart:data-point/>
          </chart:series>
          <chart:series chart:attached-axis="primary-y" chart:style-name="ch16" chart:values-cell-range-address="compara.C6:compara.D6" chart:label-cell-address="compara.A1:compara.A1" chart:class="chart:bar">
            <chart:data-point chart:style-name="ch15"/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KB</text:p>
                <draw:g>
                  <svg:desc>compara.I4:compara.I4 compara.J4:compara.J4</svg:desc>
                </draw:g>
              </table:table-cell>
              <table:table-cell office:value-type="string">
                <text:p>4KB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compara.A1:compara.A1</svg:desc>
                </draw:g>
              </table:table-cell>
              <table:table-cell office:value-type="float" office:value="3.359">
                <text:p>3.359</text:p>
                <draw:g>
                  <svg:desc>compara.E5:compara.F5</svg:desc>
                </draw:g>
              </table:table-cell>
              <table:table-cell office:value-type="float" office:value="1.591">
                <text:p>1.591</text:p>
              </table:table-cell>
            </table:table-row>
            <table:table-row>
              <table:table-cell office:value-type="string">
                <text:p/>
                <draw:g>
                  <svg:desc>compara.A1:compara.A1</svg:desc>
                </draw:g>
              </table:table-cell>
              <table:table-cell office:value-type="float" office:value="273.137">
                <text:p>273.137</text:p>
                <draw:g>
                  <svg:desc>compara.E6:compara.F6</svg:desc>
                </draw:g>
              </table:table-cell>
              <table:table-cell office:value-type="float" office:value="144.142">
                <text:p>144.142</text:p>
              </table:table-cell>
            </table:table-row>
            <table:table-row>
              <table:table-cell office:value-type="string">
                <text:p/>
                <draw:g>
                  <svg:desc>compara.A1:compara.A1</svg:desc>
                </draw:g>
              </table:table-cell>
              <table:table-cell office:value-type="float" office:value="2.257">
                <text:p>2.257</text:p>
                <draw:g>
                  <svg:desc>compara.C5:compara.D5</svg:desc>
                </draw:g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/>
                <draw:g>
                  <svg:desc>compara.A1:compara.A1</svg:desc>
                </draw:g>
              </table:table-cell>
              <table:table-cell office:value-type="float" office:value="406.55">
                <text:p>406.55</text:p>
                <draw:g>
                  <svg:desc>compara.C6:compara.D6</svg:desc>
                </draw:g>
              </table:table-cell>
              <table:table-cell office:value-type="float" office:value="398.919">
                <text:p>398.9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 LibreOffice_project/9f56dff12ba03b9acd7730a5a481eea045e468f3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fill-image draw:name="ChartBitmap_20_1" draw:display-name="ChartBitmap 1" xlink:href="Pictures/100000000000020000000200B7DA4DD4BAECD386.jpg" xlink:type="simple" xlink:show="embed" xlink:actuate="onLoad"/>
    <draw:stroke-dash draw:name="Long_20_Dot_20__28_Rounded_29_" draw:display-name="Long Dot (Rounded)" draw:style="round" draw:dots1="1" draw:dots1-length="1%" draw:distance="399%"/>
  </office:styles>
</office:document-styles>
</file>